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4">
      <style:graphic-properties draw:stroke="none" draw:fill="none" fo:min-height="17.53cm"/>
    </style:style>
    <style:style style:name="gr3" style:family="graphic" style:parent-style-name="standard" style:list-style-name="L4">
      <style:graphic-properties draw:stroke="none" draw:fill="none" fo:min-height="18.681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2.794cm"/>
    </style:style>
    <style:style style:name="P1" style:family="paragraph">
      <loext:graphic-properties draw:fill-color="#ffffff"/>
    </style:style>
    <style:style style:name="P2" style:family="paragraph">
      <style:paragraph-properties fo:margin-top="0.42cm" fo:margin-bottom="0.35cm"/>
      <style:text-properties fo:font-size="18pt" style:font-size-asian="18pt" style:font-size-complex="18pt"/>
    </style:style>
    <style:style style:name="P3" style:family="paragraph">
      <loext:graphic-properties draw:fill="none"/>
      <style:paragraph-properties fo:margin-top="0.42cm" fo:margin-bottom="0.35cm"/>
      <style:text-properties fo:font-size="18pt" style:font-size-asian="18pt" style:font-size-complex="18pt"/>
    </style:style>
    <style:style style:name="T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Knowledge Empowerment</text:p>
          </draw:text-box>
        </draw:frame>
        <draw:frame presentation:style-name="pr2" draw:text-style-name="P1" draw:layer="layout" svg:width="25.199cm" svg:height="12.179cm" svg:x="1.4cm" svg:y="4.914cm" presentation:class="subtitle">
          <draw:text-box>
            <text:p>Gov. Investment Schemes </text:p>
            <text:p>and </text:p>
            <text:p>Land Acquisition Bill Highlights</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1) Atal Pension Yojana</text:p>
          </draw:text-box>
        </draw:frame>
        <draw:frame presentation:style-name="pr4" draw:layer="layout" svg:width="25.199cm" svg:height="14.644cm" svg:x="1.4cm" svg:y="4.914cm" presentation:class="outline" presentation:user-transformed="true">
          <draw:text-box>
            <text:list text:style-name="L3">
              <text:list-item>
                <text:p>WHAT IT OFFERS: Pension between Rs 1,000 and Rs 5,000 a month.</text:p>
                <text:p/>
              </text:list-item>
              <text:list-item>
                <text:p>WHAT IT COSTS: For a monthly pension of Rs 1,000, a 40-year-old subscriber will have to invest Rs 291 per month for 20 years, while an 18-year-old will have to contribute Rs 42 per month for 40 years.</text:p>
                <text:p/>
              </text:list-item>
              <text:list-item>
                <text:p>WHO IS ELIGIBLE: All individuals between 18 and 40, who will have to contribute till they turn 60.</text:p>
                <text:p/>
              </text:list-item>
              <text:list-item>
                <text:p>WHO SHOULD OPT FOR IT: This is an investment you need to make on behalf of your domestic staff who may not have anyone to look after them once they stop working.</text:p>
                <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2) Pradhan Mantri Suraksha Bima Yojana</text:p>
          </draw:text-box>
        </draw:frame>
        <draw:frame presentation:style-name="pr4" draw:layer="layout" svg:width="25.199cm" svg:height="14.898cm" svg:x="1.4cm" svg:y="4.914cm" presentation:class="outline" presentation:user-transformed="true">
          <draw:text-box>
            <text:list text:style-name="L3">
              <text:list-item>
                <text:p>WHAT IT OFFERS: Accidental death and disability cover of Rs 2 lakh.</text:p>
                <text:p/>
              </text:list-item>
              <text:list-item>
                <text:p>WHAT IT COSTS: Premium is Rs 12 per year.</text:p>
                <text:p/>
              </text:list-item>
              <text:list-item>
                <text:p>WHO IS ELIGIBLE: Anybody who has a savings account in the banks that offer this scheme.</text:p>
                <text:p/>
              </text:list-item>
              <text:list-item>
                <text:p>WHO SHOULD OPT FOR IT: Although it is for everybody, this scheme especially suits drivers, security guards, newspaper vendors, vegetable vendors and others who are exposed to the risk of accidental death or disability. </text:p>
                <text:p/>
                <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3) Pradhan Mantri Jeevan Jyoti Bima Yojana</text:p>
          </draw:text-box>
        </draw:frame>
        <draw:frame presentation:style-name="pr4" draw:layer="layout" svg:width="25.199cm" svg:height="14.644cm" svg:x="1.4cm" svg:y="4.914cm" presentation:class="outline" presentation:user-transformed="true">
          <draw:text-box>
            <text:list text:style-name="L3">
              <text:list-item>
                <text:p>WHAT IT OFFERS: A pure protection term insurance cover which pays Rs 2 lakh to dependents in the event of the policyholder's death.</text:p>
                <text:p/>
              </text:list-item>
              <text:list-item>
                <text:p>WHAT IT COSTS: Premium is Rs 330 a year.</text:p>
                <text:p/>
              </text:list-item>
              <text:list-item>
                <text:p>WHO IS ELIGIBLE: Anybody in the age band of 18-70 years who has a savings account in a bank that offers this scheme.</text:p>
                <text:p/>
              </text:list-item>
              <text:list-item>
                <text:p>WHO SHOULD OPT FOR IT: This is a must for any member of your staff who is the sole breadwinner in his or her family. </text:p>
                <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4) Pradhan Mantri Jan Dhan Yojana</text:p>
          </draw:text-box>
        </draw:frame>
        <draw:frame presentation:style-name="pr4" draw:layer="layout" svg:width="25.199cm" svg:height="14.898cm" svg:x="1.4cm" svg:y="4.914cm" presentation:class="outline" presentation:user-transformed="true">
          <draw:text-box>
            <text:list text:style-name="L3">
              <text:list-header>
                <text:p>WHAT IT OFFERS: A savings account with no minimum balance. The Rupay ATM-cum-debit card comes with in-built accident and life covers of Rs 1 lakh and Rs 30,000 respectively.</text:p>
                <text:p/>
              </text:list-header>
              <text:list-item>
                <text:p>WHAT IT COSTS: Nil</text:p>
                <text:p/>
              </text:list-item>
              <text:list-item>
                <text:p>WHO IS ELIGIBLE: Anyone belonging to the economically weaker sections of society. As all future welfare and subsidy schemes are likely to be linked to it, it is a must for your staff.</text:p>
                <text:p/>
              </text:list-item>
              <text:list-item>
                <text:p>WHO SHOULD OPT FOR IT: All those working in the unorganised sector. You can transfer salaries directly into the accounts of your domestic staff to inculcate a banking habit in them. </text:p>
                <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5) Post office time deposits and bank FDs</text:p>
          </draw:text-box>
        </draw:frame>
        <draw:frame presentation:style-name="pr4" draw:layer="layout" svg:width="25.199cm" svg:height="14.644cm" svg:x="1.4cm" svg:y="4.914cm" presentation:class="outline" presentation:user-transformed="true">
          <draw:text-box>
            <text:list text:style-name="L3">
              <text:list-item>
                <text:p>WHAT IT OFFERS: Time deposits with tenures of one to four years yield 8.4%, while five-year deposits will earn 8.5%. Bank fixed deposits in the name of your employees' senior citizen parents will earn 9-9.25%.</text:p>
                <text:p/>
              </text:list-item>
              <text:list-item>
                <text:p>WHAT IT COSTS: The minimum investment for post office time deposits is Rs 200 and there is no cap.</text:p>
                <text:p/>
              </text:list-item>
              <text:list-item>
                <text:p>WHO IS ELIGIBLE: Anyone with a bank account or Aadhar card.</text:p>
                <text:p/>
              </text:list-item>
              <text:list-item>
                <text:p>WHO SHOULD OPT FOR IT: These investments will help meet shorter term requirements of your staff and other unorganized workers like housing loan down payment, coaching class fees and so on</text:p>
                <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6) Kisan Vikas Patra</text:p>
          </draw:text-box>
        </draw:frame>
        <draw:frame presentation:style-name="pr4" draw:layer="layout" svg:width="25.199cm" svg:height="15.152cm" svg:x="1.4cm" svg:y="4.914cm" presentation:class="outline" presentation:user-transformed="true">
          <draw:text-box>
            <text:list text:style-name="L3">
              <text:list-header>
                <text:p/>
              </text:list-header>
              <text:list-item>
                <text:p>WHAT IT OFFERS: A secure interest rate of 8.7% and the promise to double the investment in 100 months.</text:p>
                <text:p/>
              </text:list-item>
              <text:list-item>
                <text:p>WHAT IT COSTS: The minimum investment is Rs 1,000. No maximum limit.</text:p>
                <text:p/>
              </text:list-item>
              <text:list-item>
                <text:p>WHO IS ELIGIBLE: All</text:p>
                <text:p/>
              </text:list-item>
              <text:list-item>
                <text:p>WHO SHOULD OPT FOR IT: All domestic workers, vendors and neighbourhood workers to fund their medium term requirements. </text:p>
                <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7) Sukanya Samriddhi Scheme</text:p>
          </draw:text-box>
        </draw:frame>
        <draw:frame presentation:style-name="pr4" draw:layer="layout" svg:width="25.199cm" svg:height="14.39cm" svg:x="1.4cm" svg:y="4.914cm" presentation:class="outline" presentation:user-transformed="true">
          <draw:text-box>
            <text:list text:style-name="L3">
              <text:list-item>
                <text:p>WHAT IT OFFERS: Guaranteed annual returns of 9.2%.</text:p>
                <text:p/>
              </text:list-item>
              <text:list-item>
                <text:p>WHAT IT COSTS: Minimum contribution is Rs 1,000 a year and the maximum is Rs 1.5 lakh.</text:p>
                <text:p/>
              </text:list-item>
              <text:list-item>
                <text:p>WHO IS ELIGIBLE: Girl child below the age of 10.</text:p>
                <text:p/>
              </text:list-item>
              <text:list-item>
                <text:p>WHO SHOULD OPT FOR IT: Most domestic workers tend to take their daughters out of school to help with household chores or to make way for their brothers, whose education is considered more important. This serves as an incentive to save for a daughter's education and marriage. </text:p>
                <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8) Health insurance</text:p>
          </draw:text-box>
        </draw:frame>
        <draw:frame presentation:style-name="pr4" draw:layer="layout" svg:width="25.199cm" svg:height="16.231cm" svg:x="1.725cm" svg:y="4.343cm" presentation:class="outline" presentation:user-transformed="true">
          <draw:text-box>
            <text:list text:style-name="L3">
              <text:list-header>
                <text:p/>
              </text:list-header>
              <text:list-item>
                <text:p>WHAT IT OFFERS: Cover for expenses incurred during hospitalisation due to illness or surgery.</text:p>
                <text:p/>
              </text:list-item>
              <text:list-item>
                <text:p>WHAT IT COSTS: Rs 700-800 a year for a cover of Rs 50,000 for individuals aged between 18 and 40 years.</text:p>
                <text:p/>
              </text:list-item>
              <text:list-item>
                <text:p>WHO IS ELIGIBLE: All</text:p>
                <text:p/>
              </text:list-item>
              <text:list-item>
                <text:p>WHO SHOULD OPT FOR IT: Hospitalization can wipe out the entire savings of those already at a financial disadvantage. Though not offered by the government, affordable policies are available from state-owned non-life insurers like New India Assurance and Oriental Insurance.</text:p>
                <text:p/>
              </text:list-item>
              <text:list-item>
                <text:p>All this adds up to = Rs 6,834 (The total amount you need to spend on staff welfare measures in a year)</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8.681cm" svg:x="0.508cm" svg:y="6.138cm" presentation:class="title" presentation:user-transformed="true">
          <draw:text-box>
            <text:list text:style-name="L1">
              <text:list-header>
                <text:p>All this adds up to = Rs 6,834 <text:line-break/><text:line-break/>(The total amount you need to spend on staff welfare measures in a year)</text:p>
              </text:list-header>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5" draw:layer="layout" svg:width="25.199cm" svg:height="3.473cm" svg:x="1.016cm" svg:y="0.508cm" presentation:class="title" presentation:user-transformed="true">
          <draw:text-box>
            <text:list text:style-name="L1">
              <text:list-header>
                <text:p>UPA January 2014<text:line-break/></text:p>
              </text:list-header>
            </text:list>
          </draw:text-box>
        </draw:frame>
        <draw:frame draw:style-name="gr2" draw:text-style-name="P3" draw:layer="layout" svg:width="11.176cm" svg:height="19.091cm" svg:x="0.508cm" svg:y="2.794cm">
          <draw:text-box>
            <text:list text:style-name="L4">
              <text:list-item>
                <text:p text:style-name="P2"><text:span text:style-name="T1">Necessary  to start work within 5 years</text:span></text:p>
                <text:p text:style-name="P2"><text:span text:style-name="T1"/></text:p>
              </text:list-item>
              <text:list-item>
                <text:p text:style-name="P2"><text:span text:style-name="T1">If work is not started, land will be returned to owner</text:span></text:p>
                <text:p text:style-name="P2"><text:span text:style-name="T1"/></text:p>
              </text:list-item>
              <text:list-item>
                <text:p text:style-name="P2"><text:span text:style-name="T1"><text:s/></text:span><text:span text:style-name="T1">Approval of 80% of land owners is must and if the project is owned fully by government 70% people should agree</text:span></text:p>
                <text:p text:style-name="P2"><text:span text:style-name="T1"/></text:p>
              </text:list-item>
              <text:list-item>
                <text:p text:style-name="P2"><text:span text:style-name="T1">Owner can go to court against the acquisition</text:span></text:p>
                <text:p text:style-name="P2"><text:span text:style-name="T1"/></text:p>
              </text:list-item>
              <text:list-item>
                <text:p text:style-name="P2"><text:span text:style-name="T1">Government can’t take cultivable land</text:span></text:p>
                <text:p text:style-name="P2"><text:span text:style-name="T1"/></text:p>
              </text:list-item>
              <text:list-item>
                <text:p text:style-name="P2"><text:span text:style-name="T1">For individual land, approval of landlord is must</text:span></text:p>
                <text:p text:style-name="P2"><text:span text:style-name="T1"/></text:p>
              </text:list-item>
            </text:list>
          </draw:text-box>
        </draw:frame>
        <draw:frame draw:style-name="gr3" draw:text-style-name="P3" draw:layer="layout" svg:width="14.732cm" svg:height="18.931cm" svg:x="12.954cm" svg:y="2.405cm">
          <draw:text-box>
            <text:list text:style-name="L4">
              <text:list-item>
                <text:p text:style-name="P2"><text:span text:style-name="T1">Work can be started after 5 years also since main focus was on nuclear plants, housing construction and railway which takes more than 5 years</text:span></text:p>
              </text:list-item>
              <text:list-item>
                <text:p text:style-name="P2"><text:span text:style-name="T1">No such provision.</text:span></text:p>
                <text:p text:style-name="P2"><text:span text:style-name="T1"/></text:p>
              </text:list-item>
              <text:list-item>
                <text:p text:style-name="P2"><text:span text:style-name="T1">Only 51% approval is needed, since even in parliament only majority vote is needed</text:span></text:p>
                <text:p text:style-name="P2"><text:span text:style-name="T1"/></text:p>
              </text:list-item>
              <text:list-item>
                <text:p text:style-name="P2"><text:span text:style-name="T1">No, he can’t. Instead 4 times compensation according to market price will be offered.</text:span></text:p>
                <text:p text:style-name="P2"><text:span text:style-name="T1"/></text:p>
              </text:list-item>
              <text:list-item>
                <text:p text:style-name="P2"><text:span text:style-name="T1">Now even cultivable land can be taken</text:span></text:p>
                <text:p text:style-name="P2"><text:span text:style-name="T1"/></text:p>
              </text:list-item>
              <text:list-item>
                <text:p text:style-name="P2"><text:span text:style-name="T1">If government wants, it can take the land without approval</text:span></text:p>
                <text:p text:style-name="P2"><text:span text:style-name="T1"/></text:p>
              </text:list-item>
              <text:list-item>
                <text:p text:style-name="P2"><text:span text:style-name="T1"><text:s/></text:span><text:span text:style-name="T1">If owner doesn’t take the compensation, it will go to government treasury.</text:span></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AR PL UMing HK" style:font-family-asian="'AR PL UMing HK'"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AR PL UMing HK" style:font-family-asian="'AR PL UMing H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AR PL UMing HK" style:font-family-asian="'AR PL UMing H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AR PL UMing HK" style:font-family-asian="'AR PL UMing HK'"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8T11:50:54.457172491</meta:creation-date>
    <dc:date>2015-05-28T12:30:35.716437605</dc:date>
    <meta:editing-duration>PT39M33S</meta:editing-duration>
    <meta:editing-cycles>22</meta:editing-cycles>
    <meta:generator>LibreOffice/4.4.1.2$Linux_X86_64 LibreOffice_project/45e2de17089c24a1fa810c8f975a7171ba4cd432</meta:generator>
    <meta:document-statistic meta:object-count="65"/>
  </office:meta>
</office:document-meta>
</file>